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rif" svg:font-family="serif"/>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6d7d" officeooo:paragraph-rsid="00116d7d"/>
    </style:style>
    <style:style style:name="P2" style:family="paragraph" style:parent-style-name="Standard">
      <style:text-properties officeooo:rsid="0013c1f4" officeooo:paragraph-rsid="0013c1f4"/>
    </style:style>
    <style:style style:name="P3" style:family="paragraph" style:parent-style-name="Text_20_body">
      <style:text-properties officeooo:paragraph-rsid="0023951d"/>
    </style:style>
    <style:style style:name="P4" style:family="paragraph" style:parent-style-name="Standard">
      <style:text-properties officeooo:rsid="00116d7d" officeooo:paragraph-rsid="00116d7d"/>
    </style:style>
    <style:style style:name="P5" style:family="paragraph" style:parent-style-name="Standard">
      <style:text-properties officeooo:rsid="00116d7d" officeooo:paragraph-rsid="00252975"/>
    </style:style>
    <style:style style:name="P6" style:family="paragraph" style:parent-style-name="Standard">
      <style:text-properties officeooo:rsid="00116d7d" officeooo:paragraph-rsid="0025c1b4"/>
    </style:style>
    <style:style style:name="P7" style:family="paragraph" style:parent-style-name="Standard">
      <style:text-properties officeooo:rsid="00116d7d" officeooo:paragraph-rsid="002b14e7"/>
    </style:style>
    <style:style style:name="P8" style:family="paragraph" style:parent-style-name="Standard">
      <style:text-properties officeooo:paragraph-rsid="00283bda"/>
    </style:style>
    <style:style style:name="P9" style:family="paragraph" style:parent-style-name="Standard">
      <style:text-properties officeooo:rsid="002b14e7" officeooo:paragraph-rsid="002b297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1">
      <style:paragraph-properties fo:margin-top="0in" fo:margin-bottom="0in" loext:contextual-spacing="false"/>
    </style:style>
    <style:style style:name="T1" style:family="text">
      <style:text-properties officeooo:rsid="00120d28"/>
    </style:style>
    <style:style style:name="T2" style:family="text">
      <style:text-properties officeooo:rsid="0014370a"/>
    </style:style>
    <style:style style:name="T3" style:family="text">
      <style:text-properties officeooo:rsid="001604e5"/>
    </style:style>
    <style:style style:name="T4" style:family="text">
      <style:text-properties officeooo:rsid="00169a8d"/>
    </style:style>
    <style:style style:name="T5" style:family="text">
      <style:text-properties officeooo:rsid="001bd0c4"/>
    </style:style>
    <style:style style:name="T6" style:family="text">
      <style:text-properties officeooo:rsid="001d4950"/>
    </style:style>
    <style:style style:name="T7" style:family="text">
      <style:text-properties officeooo:rsid="001dfc3b"/>
    </style:style>
    <style:style style:name="T8" style:family="text">
      <style:text-properties officeooo:rsid="001e831f"/>
    </style:style>
    <style:style style:name="T9" style:family="text">
      <style:text-properties officeooo:rsid="001f7b6d"/>
    </style:style>
    <style:style style:name="T10" style:family="text">
      <style:text-properties officeooo:rsid="00211f50"/>
    </style:style>
    <style:style style:name="T11" style:family="text">
      <style:text-properties officeooo:rsid="00252975"/>
    </style:style>
    <style:style style:name="T12" style:family="text">
      <style:text-properties officeooo:rsid="0025743e"/>
    </style:style>
    <style:style style:name="T13" style:family="text">
      <style:text-properties officeooo:rsid="0025c1b4"/>
    </style:style>
    <style:style style:name="T14" style:family="text">
      <style:text-properties officeooo:rsid="0026cf96"/>
    </style:style>
    <style:style style:name="T15" style:family="text">
      <style:text-properties officeooo:rsid="00116d7d"/>
    </style:style>
    <style:style style:name="T16" style:family="text">
      <style:text-properties officeooo:rsid="00283bda"/>
    </style:style>
    <style:style style:name="T17" style:family="text">
      <style:text-properties officeooo:rsid="002a0e9b"/>
    </style:style>
    <style:style style:name="T18" style:family="text">
      <style:text-properties officeooo:rsid="002b14e7"/>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ugas Pertemuan 2 - DDAP - Kelas B</text:h>
      <text:section text:style-name="Sect1" text:name="intro">
        <text:list xml:id="list388023658" text:style-name="L1">
          <text:list-item>
            <text:p text:style-name="P12">Jelaskan konsep elemen desain (minimal 5 elemen). Berikan contoh dan jelaskan penggunaan masing-masing elemen desain pada website / mobile app (minimal 3 contoh per elemen desain)</text:p>
          </text:list-item>
          <text:list-item>
            <text:p text:style-name="P10">Jelaskan konsep prinsip desain (minimal 5 prinsip). Berikan contoh dan jelaskan penggunaan masing-masing prinsip desain pada website / mobile app (minimal 3 contoh per prinsip desain)</text:p>
          </text:list-item>
        </text:list>
        <text:p text:style-name="Text_20_body">Ketentuan:</text:p>
        <text:list xml:id="list2789716902" text:style-name="L2">
          <text:list-item>
            <text:p text:style-name="P11">Kalimat penjelasan dilarang copy-paste langsung dari internet. Parafrase dengan kalimat sendiri dan sertakan sumber. Contoh boleh diambil dari internet namun dengan menyertakan sumber.</text:p>
          </text:list-item>
        </text:list>
        <text:p text:style-name="Text_20_body">Waktu pengerjaan 2 minggu.</text:p>
        <text:p text:style-name="Text_20_body">Selamat mengerjakan,<text:line-break/>Riswan S. Sianturi</text:p>
      </text:section>
      <text:p text:style-name="P1">Jawab </text:p>
      <text:p text:style-name="P1">1. Element Desain meliputi : Line, Color, Shape, Texture, <text:span text:style-name="T12">dan </text:span>Space</text:p>
      <text:p text:style-name="P1"/>
      <text:p text:style-name="P1">- <text:s/><text:span text:style-name="T16">Garis </text:span><text:span text:style-name="T1">: </text:span><text:span text:style-name="T16">G</text:span><text:span text:style-name="T5">aris </text:span><text:span text:style-name="T6">mendefinisikan sebagai tanda linier </text:span><text:span text:style-name="T9">apapun</text:span><text:span text:style-name="T6"> .Dengan menggunakan garis, Kita dapat menyalurkan ide-ide tertentu. </text:span><text:span text:style-name="T7">Garis juga membantu pengguna dalam mengarahkan mata untuk melihat objek tertentu, sebagai pembatas suatu hal, dan menekankan kalimat atau objek.</text:span></text:p>
      <text:p text:style-name="P1"/>
      <text:p text:style-name="P1">- <text:span text:style-name="T16">Skala </text:span><text:span text:style-name="T2">: </text:span><text:span text:style-name="T8">Skala adalah ukuran dalam suatu objek atau desain. Skala mengatur pada ukuran dari dunia nyata direpsresentasikan dalam desain. Skala memberikan penekanan dan hierarki dalam suatu desain. Hierarki adalah penskalaan suatu elemen untuk menandakan hal mana yang lebih utama atau penting. </text:span></text:p>
      <text:p text:style-name="P1"/>
      <text:p text:style-name="P1">- <text:span text:style-name="T16">Warna</text:span><text:span text:style-name="T2"> : </text:span><text:span text:style-name="T16">W</text:span><text:span text:style-name="T2">arna </text:span><text:span text:style-name="T10">merupakan suatu hal terpenting dalam desain. Warna </text:span><text:span text:style-name="T2">memberikan makna tertentu. </text:span><text:span text:style-name="T10">Warna menciptakan suasana hati tertentu. Contohnya warna merah menggambarkan keberanian atau kemarahan, warna hitam memberikan kesan elegan, dan wana biru menggambarkan kedamaian.</text:span></text:p>
      <text:p text:style-name="P1"/>
      <text:p text:style-name="P5">- <text:span text:style-name="T2">Te</text:span><text:span text:style-name="T11">kstur</text:span><text:span text:style-name="T2"> : </text:span><text:span text:style-name="T11">Tekstur pada desain berguna untuk memberikan kedalaman dan efek yang menarik. Penggunaan tekstur dapat membuat desain menjadi lebih nyata.</text:span></text:p>
      <text:p text:style-name="P5"><text:span text:style-name="T11"><text:s/></text:span></text:p>
      <text:p text:style-name="P1">- <text:span text:style-name="T16">Ruang : </text:span><text:span text:style-name="T12">Ruang adalah area di sekitaran objek yang dilihat dari cara penyusunan objek yang akan ditampilkan pada desain. Ruang sangat berguna untuk memisahkan atau menggabungkan elemen-elemen desain. Dengan adanya ruang. Menambah fokus penglihatan mata terhadap sebuah objek.</text:span></text:p>
      <text:p text:style-name="P1"/>
      <text:p text:style-name="P1"/>
      <text:p text:style-name="P1"/>
      <text:p text:style-name="P1"/>
      <text:p text:style-name="P1"/>
      <text:p text:style-name="P1"/>
      <text:p text:style-name="P1"/>
      <text:p text:style-name="P1"/>
      <text:p text:style-name="P1"/>
      <text:p text:style-name="P1"/>
      <text:p text:style-name="P1"><text:soft-page-break/>2. Prinsip Desain meliputi : Contras, Repetition, Unity, balance, Hierarchy</text:p>
      <text:p text:style-name="P1"/>
      <text:p text:style-name="P6">- <text:span text:style-name="T12">Kontras</text:span><text:span text:style-name="T3"> : </text:span><text:span text:style-name="T12">K</text:span>ontras adalah tingkat perbedaan antara dua elemen desain. <text:span text:style-name="T12">Contoh kontras seperti gelap dan terang, tebal dan tipis, besar dan kecil, dan masih banyak lagi. Kontras </text:span><text:span text:style-name="T13">menambah keterbacaan, contohnya Buku dengan kertas putih dan tulisan yang bewarna hitam akan mudah dibaca. Selain itu kontras juga berfungsi untuk menarik perhatian ke suatu objek di dalam desain dan penekanan dalam suatu objek.</text:span></text:p>
      <text:p text:style-name="P6"><text:span text:style-name="T13"><text:s/></text:span></text:p>
      <text:p text:style-name="P9">- Hierarki : <text:span text:style-name="T8">Hierarki adalah penskalaan suatu elemen untuk menandakan hal mana yang lebih utama atau penting. </text:span></text:p>
      <text:p text:style-name="P1"/>
      <text:p text:style-name="P1">- <text:span text:style-name="T13">Pengulangan</text:span><text:span text:style-name="T3"> : Pengulanagan </text:span><text:span text:style-name="T13">pada desain berfungsi untuk menjaga branding agar tetap sama. Pengulangan juga berfungsi untu mengikat desain dalam satu tema yang telah ditetapkan. </text:span><text:span text:style-name="T14">Dengan menggunakan pengulangan, desain akan terlihat lebih terstruktur dan membentuk pola yang indah.</text:span></text:p>
      <text:p text:style-name="P1"/>
      <text:p text:style-name="P8"><text:span text:style-name="T15">- <text:s/></text:span><text:span text:style-name="T3">Unity </text:span><text:span text:style-name="T14">atau kesatuan : </text:span><text:span text:style-name="T16">kesatuan berati menjadi satu, artinya elemen-elemen yang ditampilkan saling berhubungan hingga menjdi kesatuan yang tidak dapat terpisahkan. Kesatuan dapat tercipta dengan membangun struktur terpadu, adanya keselarasan, kedekatan, kelanjutan, dan pengulangan.</text:span></text:p>
      <text:p text:style-name="P8"><text:span text:style-name="T16"><text:s/></text:span></text:p>
      <text:p text:style-name="P7">- <text:span text:style-name="T3">Balance </text:span><text:span text:style-name="T17">atau keseimbangan</text:span><text:span text:style-name="T3"> : Keseimbangan bisa simetr</text:span><text:span text:style-name="T17">i</text:span><text:span text:style-name="T3"> dan asimetri. </text:span><text:span text:style-name="T17"><text:s/></text:span><text:span text:style-name="T18">Keseimbangan adalah menganggap setiap elemen memiliki sebuah bobot dan K</text:span><text:span text:style-name="T17">eseimbangan mengukur dan menyelaraskan elemen dari desain sehingga bobot mereka seimbang.</text:span><text:span text:style-name="T18">.</text:span></text:p>
      <text:p text:style-name="P1"/>
      <text:p text:style-name="P1"/>
      <text:p text:style-name="P2">Daftar Pustaka :</text:p>
      <text:p text:style-name="P2"><text:a xlink:type="simple" xlink:href="https://webdesign.tutsplus.com/articles/a-comprehensive-introduction-to-visual-design--cms-26224" text:style-name="Internet_20_link" text:visited-style-name="Visited_20_Internet_20_Link">https://webdesign.tutsplus.com/articles/a-comprehensive-introduction-to-visual-design--cms-26224</text:a></text:p>
      <text:p text:style-name="P2"><text:a xlink:type="simple" xlink:href="https://www.canva.com/learn/design-elements-principles/" text:style-name="Internet_20_link" text:visited-style-name="Visited_20_Internet_20_Link">https://www.canva.com/learn/design-elements-principles/</text:a></text:p>
      <text:p text:style-name="P3"/>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rif" svg:font-family="serif"/>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18:09:44.039931272</meta:creation-date>
    <dc:date>2022-03-02T17:09:12.582081669</dc:date>
    <meta:editing-duration>PT1H16M6S</meta:editing-duration>
    <meta:editing-cycles>6</meta:editing-cycles>
    <meta:generator>LibreOffice/6.4.7.2$Linux_X86_64 LibreOffice_project/40$Build-2</meta:generator>
    <meta:document-statistic meta:table-count="0" meta:image-count="0" meta:object-count="0" meta:page-count="2" meta:paragraph-count="26" meta:word-count="483" meta:character-count="3555" meta:non-whitespace-character-count="3090"/>
  </office:meta>
</office:document-meta>
</file>